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843100007A110BAC93E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fo:text-align="start" style:justify-single-word="false" style:text-autospace="none"/>
    </style:style>
    <style:style style:name="P3" style:family="paragraph" style:parent-style-name="Standard">
      <style:text-properties style:font-name="Arial1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" style:family="paragraph" style:parent-style-name="Standard">
      <style:text-properties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6" style:family="paragraph" style:parent-style-name="Standard">
      <style:paragraph-properties style:text-autospace="none"/>
      <style:text-properties style:font-name="TimesNewRomanPSMT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Calibri" fo:font-size="11pt" style:font-name-asian="Calibri" style:font-size-asian="11pt" style:font-name-complex="Calibri" style:font-size-complex="11pt"/>
    </style:style>
    <style:style style:name="P8" style:family="paragraph" style:parent-style-name="Standard" style:list-style-name="L1"/>
    <style:style style:name="P9" style:family="paragraph" style:parent-style-name="Standard">
      <style:text-properties style:font-name="Arial1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10" style:family="paragraph" style:parent-style-name="Standard">
      <style:paragraph-properties style:text-autospace="none"/>
      <style:text-properties style:font-name="Arial1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11" style:family="paragraph" style:parent-style-name="Standard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" style:family="text">
      <style:text-properties style:font-name="Calibri" fo:font-size="11pt" style:font-name-asian="Calibri" style:font-size-asian="11pt" style:font-name-complex="Calibri" style:font-size-complex="11pt"/>
    </style:style>
    <style:style style:name="T2" style:family="text">
      <style:text-properties style:font-name-asian="TimesNewRomanPS-BoldMT" style:font-name-complex="TimesNewRomanPS-BoldMT"/>
    </style:style>
    <style:style style:name="T3" style:family="text">
      <style:text-properties style:font-name="Arial1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EntrezForm" form:apply-filter="true" form:method="post" form:control-implementation="ooo:com.sun.star.form.component.Form" office:target-frame="" xlink:href="file:///C:/pubmed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ien : </text:span><text:a xlink:type="simple" xlink:href="http://www.bioelectrochimie-gfb.org/general/files/1_Biocapteurs.pdf" text:style-name="Internet_20_link" text:visited-style-name="Visited_20_Internet_20_Link"><text:span text:style-name="T1">http://www.bioelectrochimie-gfb.org/general/files/1_Biocapteurs.pdf</text:span></text:a></text:p>
      <text:p text:style-name="P7"/>
      <text:p text:style-name="P7">Idée : Reconnaissance moléculaire</text:p>
      <text:p text:style-name="P7">La molécule doit etre immobilisé <text:s/>// Est ce que sa empeche ses intéraction ? //</text:p>
      <text:p text:style-name="P7">sur une surface adaptéé à la fois au greffage et a la transconduction.</text:p>
      <text:p text:style-name="P7">Des electrodes fonctionnalisées par des groupements chimiques reactifs et ectroactifes</text:p>
      <text:p text:style-name="Standard">Pour qu'un biocapteur soit fonctionnel:</text:p>
      <text:p text:style-name="Standard"><text:tab/>- simple absorption</text:p>
      <text:p text:style-name="Standard"><text:tab/>-chimiosorption</text:p>
      <text:list xml:id="list8917140897098816835" text:style-name="L1">
        <text:list-item>
          <text:list>
            <text:list-item>
              <text:p text:style-name="P8">auto assemblage</text:p>
            </text:list-item>
            <text:list-item>
              <text:p text:style-name="P8">greffage covalent</text:p>
            </text:list-item>
            <text:list-item>
              <text:p text:style-name="P8">piégeage matrice de polymère</text:p>
            </text:list-item>
            <text:list-item>
              <text:p text:style-name="P8">immobilisation par afinité</text:p>
            </text:list-item>
            <text:list-item>
              <text:p text:style-name="P8">electro greffage</text:p>
            </text:list-item>
          </text:list>
        </text:list-item>
      </text:list>
      <text:p text:style-name="Standard"><draw:frame draw:style-name="fr1" draw:name="images1" text:anchor-type="paragraph" svg:x="0.212cm" svg:y="0.609cm" svg:width="10.335cm" svg:height="7.359cm" draw:z-index="0"><draw:image xlink:href="Pictures/200000070000843100007A110BAC93E8.svm" xlink:type="simple" xlink:show="embed" xlink:actuate="onLoad"/></draw:frame></text:p>
      <text:p text:style-name="Standard"/>
      <text:p text:style-name="Standard">lien :https://tel.archives-ouvertes.fr/tel-00584297/document</text:p>
      <text:p text:style-name="Standard"/>
      <text:p text:style-name="P3">idée : <text:span text:style-name="T2">IV. Développement des capteurs chimiques à effet de champ (ChemFET).</text:span></text:p>
      <text:p text:style-name="P9"/>
      <text:p text:style-name="P9">Transstor ISFET transistor pour electrode millieu aqueu pour detecter la presence d'ions</text:p>
      <text:p text:style-name="P5">Outre les avantages communément cités de ce type de capteur (faible coût de</text:p>
      <text:p text:style-name="P4">production, faible consommation électrique, taille réduite, rapidité et simplicité d’utilisation,</text:p>
      <text:p text:style-name="P4">possibilité de système multi capteurs), le ChemFET présente comme immense avantage, la</text:p>
      <text:p text:style-name="P4">possibilité de détecter différents types d’espèces aussi variés que les ions, les protéines ou les</text:p>
      <text:p text:style-name="P4">bactéries en ne modifiant que la couche sensible. Une structure générique de type ISFET</text:p>
      <text:p text:style-name="P11">pourra donc être adaptée en ENFET, IMMUNOFET, BIOFET…</text:p>
      <text:p text:style-name="P10"/>
      <text:p text:style-name="P10"/>
      <text:p text:style-name="P6"><text:span text:style-name="T3">lien : </text:span><text:a xlink:type="simple" xlink:href="https://www.ncbi.nlm.nih.gov/pubmed/24677773" text:style-name="Internet_20_link" text:visited-style-name="Visited_20_Internet_20_Link"><text:span text:style-name="T3">https://www.ncbi.nlm.nih.gov/pubmed/24677773</text:span></text:a></text:p>
      <text:p text:style-name="P10"/>
      <text:p text:style-name="P1"><text:span text:style-name="T3">idée : </text:span>Selective detection of target proteins by peptide-enabled graphene biosensor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NewRomanPS-BoldMT" svg:font-family="TimesNewRomanPS-BoldMT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12T15:43:55.17</meta:creation-date>
    <meta:generator>OpenOffice/4.1.1$Win32 OpenOffice.org_project/411m6$Build-9775</meta:generator>
    <dc:date>2017-06-13T17:33:27.52</dc:date>
    <meta:editing-duration>PT2H28M52S</meta:editing-duration>
    <meta:editing-cycles>3</meta:editing-cycles>
    <meta:document-statistic meta:table-count="0" meta:image-count="1" meta:object-count="0" meta:page-count="1" meta:paragraph-count="24" meta:word-count="184" meta:character-count="1378"/>
  </office:meta>
</office:document-meta>
</file>